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b3b3b3" draw:fill-gradient-name="Gradient_20_7" draw:textarea-horizontal-align="center" draw:textarea-vertical-align="middle" draw:shadow="hidden" draw:shadow-offset-x="0.102cm" draw:shadow-offset-y="0.102cm"/>
    </style:style>
    <style:style style:name="gr2" style:family="graphic" style:parent-style-name="standard">
      <style:graphic-properties draw:fill="gradient" draw:fill-color="#b3b3b3" draw:fill-gradient-name="Gradient_20_8" draw:textarea-horizontal-align="center" draw:textarea-vertical-align="middle" draw:shadow="hidden" draw:shadow-offset-x="0.102cm" draw:shadow-offset-y="0.102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gradient" draw:fill-color="#b3b3b3" draw:fill-gradient-name="Sash_20_1" draw:textarea-horizontal-align="center" draw:textarea-vertical-align="middle" draw:shadow="hidden" draw:shadow-offset-x="0.102cm" draw:shadow-offset-y="0.102cm"/>
    </style:style>
    <style:style style:name="gr5" style:family="graphic" style:parent-style-name="standard">
      <style:graphic-properties draw:fill="gradient" draw:fill-color="#e6e6ff" draw:fill-gradient-name="Sash_20_1" draw:textarea-horizontal-align="center" draw:textarea-vertical-align="middle" draw:shadow="hidden" draw:shadow-offset-x="0.102cm" draw:shadow-offset-y="0.1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position="sub 58%"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8" draw:layer="layout" svg:width="2.568cm" svg:height="1.545cm" svg:x="16.088cm" svg:y="18.094cm">
          <text:p text:style-name="P1"><text:span text:style-name="T1">Java</text:span><text:span text:style-name="T1"><text:line-break/></text:span><text:span text:style-name="T1">Script</text:span></text:p>
        </draw:rect>
        <draw:rect draw:style-name="gr1" draw:text-style-name="P2" draw:id="id9" draw:layer="layout" svg:width="2.568cm" svg:height="1.545cm" svg:x="20.052cm" svg:y="18.094cm">
          <text:p text:style-name="P1"><text:span text:style-name="T1">Java</text:span></text:p>
          <text:p text:style-name="P1"><text:span text:style-name="T1">.class file</text:span></text:p>
        </draw:rect>
        <draw:rect draw:style-name="gr2" draw:text-style-name="P2" draw:id="id1" draw:layer="layout" svg:width="2.568cm" svg:height="1.545cm" svg:x="16.108cm" svg:y="9.329cm">
          <text:p text:style-name="P1"><text:span text:style-name="T1">Java</text:span><text:span text:style-name="T1"><text:line-break/></text:span><text:span text:style-name="T1">.class file</text:span></text:p>
        </draw:rect>
        <draw:connector draw:style-name="gr3" draw:text-style-name="P3" draw:layer="layout" draw:type="line" svg:x1="17.392cm" svg:y1="10.874cm" svg:x2="17.391cm" svg:y2="12.069cm" draw:start-shape="id1" draw:start-glue-point="2" draw:end-shape="id2" draw:end-glue-point="0">
          <text:p/>
        </draw:connector>
        <draw:rect draw:style-name="gr4" draw:text-style-name="P2" draw:id="id3" draw:layer="layout" svg:width="2.568cm" svg:height="1.545cm" svg:x="12.207cm" svg:y="3.733cm">
          <text:p text:style-name="P1"><text:span text:style-name="T1">.NET</text:span></text:p>
          <text:p text:style-name="P1"><text:span text:style-name="T1">.exe file</text:span></text:p>
        </draw:rect>
        <draw:rect draw:style-name="gr4" draw:text-style-name="P2" draw:id="id4" draw:layer="layout" svg:width="2.568cm" svg:height="1.545cm" svg:x="12.205cm" svg:y="6.362cm">
          <text:p text:style-name="P1"><text:span text:style-name="T1">XMLVM</text:span><text:span text:style-name="T2">CLR</text:span></text:p>
        </draw:rect>
        <draw:connector draw:style-name="gr3" draw:text-style-name="P3" draw:layer="layout" draw:type="lines" svg:x1="13.491cm" svg:y1="5.278cm" svg:x2="13.489cm" svg:y2="6.362cm" draw:start-shape="id3" draw:start-glue-point="2" draw:end-shape="id4" draw:end-glue-point="0">
          <text:p/>
        </draw:connector>
        <draw:rect draw:style-name="gr5" draw:text-style-name="P2" draw:id="id6" draw:layer="layout" svg:width="2.568cm" svg:height="1.545cm" svg:x="12.207cm" svg:y="0.971cm">
          <text:p text:style-name="P1"><text:span text:style-name="T1">C#, VB, ...</text:span></text:p>
        </draw:rect>
        <draw:rect draw:style-name="gr2" draw:text-style-name="P2" draw:id="id5" draw:layer="layout" svg:width="2.568cm" svg:height="1.545cm" svg:x="16.109cm" svg:y="6.333cm">
          <text:p text:style-name="P1"><text:span text:style-name="T1">Java</text:span></text:p>
        </draw:rect>
        <draw:connector draw:style-name="gr3" draw:text-style-name="P3" draw:layer="layout" draw:type="line" svg:x1="17.393cm" svg:y1="7.878cm" svg:x2="17.392cm" svg:y2="9.329cm" draw:start-shape="id5" draw:start-glue-point="2" draw:end-shape="id1" draw:end-glue-point="0">
          <text:p/>
        </draw:connector>
        <draw:connector draw:style-name="gr3" draw:text-style-name="P3" draw:layer="layout" draw:type="line" svg:x1="13.491cm" svg:y1="2.516cm" svg:x2="13.491cm" svg:y2="3.733cm" draw:start-shape="id6" draw:start-glue-point="2" draw:end-shape="id3" draw:end-glue-point="0">
          <text:p/>
        </draw:connector>
        <draw:line draw:style-name="gr3" draw:text-style-name="P3" draw:layer="layout" svg:x1="15.058cm" svg:y1="10.849cm" svg:x2="16.102cm" svg:y2="12.085cm">
          <text:p/>
        </draw:line>
        <draw:rect draw:style-name="gr4" draw:text-style-name="P2" draw:id="id7" draw:layer="layout" svg:width="3.147cm" svg:height="1.545cm" svg:x="11.924cm" svg:y="9.305cm">
          <text:p text:style-name="P1"><text:span text:style-name="T1">XMLVM</text:span><text:span text:style-name="T2">CLR-DFA</text:span></text:p>
        </draw:rect>
        <draw:connector draw:style-name="gr3" draw:text-style-name="P3" draw:layer="layout" svg:x1="13.489cm" svg:y1="7.907cm" svg:x2="13.497cm" svg:y2="9.305cm" draw:start-shape="id4" draw:start-glue-point="2" draw:end-shape="id7" draw:end-glue-point="0">
          <text:p/>
        </draw:connector>
        <draw:rect draw:style-name="gr2" draw:text-style-name="P2" draw:id="id2" draw:layer="layout" svg:width="2.568cm" svg:height="1.545cm" svg:x="16.107cm" svg:y="12.069cm">
          <text:p text:style-name="P1"><text:span text:style-name="T1">XMLVM</text:span><text:span text:style-name="T2">JVM</text:span></text:p>
        </draw:rect>
        <draw:connector draw:style-name="gr3" draw:text-style-name="P3" draw:layer="layout" svg:x1="17.391cm" svg:y1="13.614cm" svg:x2="17.372cm" svg:y2="18.094cm" draw:start-shape="id2" draw:start-glue-point="2" draw:end-shape="id8" draw:end-glue-point="0">
          <text:p/>
        </draw:connector>
        <draw:connector draw:style-name="gr3" draw:text-style-name="P3" draw:layer="layout" draw:line-skew="-0.587cm" svg:x1="17.391cm" svg:y1="13.614cm" svg:x2="21.336cm" svg:y2="18.094cm" draw:start-shape="id2" draw:start-glue-point="2" draw:end-shape="id9" draw:end-glue-point="0">
          <text:p/>
        </draw:connector>
        <draw:rect draw:style-name="gr1" draw:text-style-name="P2" draw:id="id10" draw:layer="layout" svg:width="2.936cm" svg:height="1.545cm" svg:x="11.416cm" svg:y="18.094cm">
          <text:p text:style-name="P1"><text:span text:style-name="T1">Objective-C</text:span></text:p>
        </draw:rect>
        <draw:connector draw:style-name="gr3" draw:text-style-name="P3" draw:layer="layout" draw:line-skew="-0.337cm" svg:x1="17.392cm" svg:y1="13.614cm" svg:x2="12.884cm" svg:y2="18.094cm" draw:end-shape="id10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3333" draw:end-color="#ffffff" draw:start-intensity="100%" draw:end-intensity="100%" draw:angle="0" draw:border="0%"/>
    <draw:gradient draw:name="Gradient_20_8" draw:display-name="Gradient 8" draw:style="linear" draw:start-color="#94476b" draw:end-color="#ffffff" draw:start-intensity="100%" draw:end-intensity="100%" draw:angle="0" draw:border="0%"/>
    <draw:gradient draw:name="Gradient_20_9" draw:display-name="Gradient 9" draw:style="linear" draw:start-color="#0047ff" draw:end-color="#ffffff" draw:start-intensity="100%" draw:end-intensity="100%" draw:angle="0" draw:border="0%"/>
    <draw:gradient draw:name="Sash_20_1" draw:display-name="Sash 1" draw:style="linear" draw:start-color="#eb613d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812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Wolfgang Korn</meta:initial-creator>
    <meta:creation-date>2006-06-28T19:16:42</meta:creation-date>
    <dc:date>2008-07-16T23:44:41</dc:date>
    <dc:language>de-DE</dc:language>
    <meta:editing-cycles>26</meta:editing-cycles>
    <meta:editing-duration>PT2H37M2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